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lio1" table:style-name="ta1" table:print="false">
        <table:table-column table:style-name="co1" table:number-columns-repeated="6" table:default-cell-style-name="Default"/>
        <table:table-row table:style-name="ro2">
          <table:table-cell/>
          <table:table-cell office:value-type="string">
            <text:p>aggressive</text:p>
          </table:table-cell>
          <table:table-cell office:value-type="string">
            <text:p>vulnerable</text:p>
          </table:table-cell>
          <table:table-cell office:value-type="string">
            <text:p>mobile</text:p>
          </table:table-cell>
          <table:table-cell office:value-type="string">
            <text:p>fast</text:p>
          </table:table-cell>
          <table:table-cell/>
        </table:table-row>
        <table:table-row table:style-name="ro2">
          <table:table-cell office:value-type="string">
            <text:p>red</text:p>
          </table:table-cell>
          <table:table-cell table:number-columns-repeated="2"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([.B2]-100)*[.B$12]+(100-[.C2])*[.C$12]+[.D2]*10*[.D$12]+([.E2]-100)*[.E$12]" office:value-type="float" office:value="0">
            <text:p>0</text:p>
          </table:table-cell>
        </table:table-row>
        <table:table-row table:style-name="ro1">
          <table:table-cell office:value-type="string">
            <text:p>green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([.B3]-100)*[.B$12]+(100-[.C3])*[.C$12]+[.D3]*10*[.D$12]+([.E3]-100)*[.E$12]" office:value-type="float" office:value="0">
            <text:p>0</text:p>
          </table:table-cell>
        </table:table-row>
        <table:table-row table:style-name="ro2">
          <table:table-cell office:value-type="string">
            <text:p>blue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([.B4]-100)*[.B$12]+(100-[.C4])*[.C$12]+[.D4]*10*[.D$12]+([.E4]-100)*[.E$12]" office:value-type="float" office:value="0">
            <text:p>0</text:p>
          </table:table-cell>
        </table:table-row>
        <table:table-row table:style-name="ro2">
          <table:table-cell office:value-type="string">
            <text:p>yellow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([.B5]-100)*[.B$12]+(100-[.C5])*[.C$12]+[.D5]*10*[.D$12]+([.E5]-100)*[.E$12]" office:value-type="float" office:value="0">
            <text:p>0</text:p>
          </table:table-cell>
        </table:table-row>
        <table:table-row table:style-name="ro1">
          <table:table-cell office:value-type="string">
            <text:p>cyan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([.B6]-100)*[.B$12]+(100-[.C6])*[.C$12]+[.D6]*10*[.D$12]+([.E6]-100)*[.E$12]" office:value-type="float" office:value="0">
            <text:p>0</text:p>
          </table:table-cell>
        </table:table-row>
        <table:table-row table:style-name="ro1">
          <table:table-cell office:value-type="string">
            <text:p>magent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10">
            <text:p>110</text:p>
          </table:table-cell>
          <table:table-cell table:formula="of:=([.B7]-100)*[.B$12]+(100-[.C7])*[.C$12]+[.D7]*10*[.D$12]+([.E7]-100)*[.E$12]" office:value-type="float" office:value="0">
            <text:p>0</text:p>
          </table:table-cell>
        </table:table-row>
        <table:table-row table:style-name="ro1">
          <table:table-cell office:value-type="string">
            <text:p>orange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([.B8]-100)*[.B$12]+(100-[.C8])*[.C$12]+[.D8]*10*[.D$12]+([.E8]-100)*[.E$12]" office:value-type="float" office:value="0">
            <text:p>0</text:p>
          </table:table-cell>
        </table:table-row>
        <table:table-row table:style-name="ro2">
          <table:table-cell office:value-type="string">
            <text:p>lightblue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([.B9]-100)*[.B$12]+(100-[.C9])*[.C$12]+[.D9]*10*[.D$12]+([.E9]-100)*[.E$12]" office:value-type="float" office:value="0">
            <text:p>0</text:p>
          </table:table-cell>
        </table:table-row>
        <table:table-row table:style-name="ro2">
          <table:table-cell office:value-type="string">
            <text:p>purpl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([.B10]-100)*[.B$12]+(100-[.C10])*[.C$12]+[.D10]*10*[.D$12]+([.E10]-100)*[.E$12]" office:value-type="float" office:value="0">
            <text:p>0</text:p>
          </table:table-cell>
        </table:table-row>
        <table:table-row table:style-name="ro2">
          <table:table-cell office:value-type="string">
            <text:p>pink</text:p>
          </table:table-cell>
          <table:table-cell office:value-type="float" office:value="130">
            <text:p>130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([.B11]-100)*[.B$12]+(100-[.C11])*[.C$12]+[.D11]*10*[.D$12]+([.E11]-100)*[.E$12]" office:value-type="float" office:value="0">
            <text:p>0</text:p>
          </table:table-cell>
        </table:table-row>
        <table:table-row table:style-name="ro1">
          <table:table-cell/>
          <table:table-cell table:number-columns-repeated="4" office:value-type="float" office:value="10">
            <text:p>10</text:p>
          </table:table-cell>
          <table:table-cell/>
        </table:table-row>
      </table:table>
      <table:table table:name="Fo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6">26/07/2011</text:date>, <text:time>18:36:30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uduit</meta:initial-creator>
    <meta:creation-date>2011-07-26T15:04:38</meta:creation-date>
    <dc:date>2011-07-26T18:36:30</dc:date>
    <dc:creator>Christian Mauduit</dc:creator>
    <meta:editing-duration>PT1H2S</meta:editing-duration>
    <meta:editing-cycles>2</meta:editing-cycles>
    <meta:generator>LibreOffice/3.3$Unix LibreOffice_project/330m19$Build-202</meta:generator>
    <meta:document-statistic meta:table-count="3" meta:cell-count="68" meta:object-count="0"/>
  </office:meta>
</office:document-meta>
</file>